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96.39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98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67.8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7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Geograph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Geograph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Urban Population (2010)</text:p>
          </table:table-cell>
          <table:table-cell office:value-type="string" calcext:value-type="string">
            <text:p>Perce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US Reg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US Distric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_pop</text:p>
          </table:table-cell>
          <table:table-cell office:value-type="string" calcext:value-type="string">
            <text:p>Estimated Population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p_chng</text:p>
          </table:table-cell>
          <table:table-cell office:value-type="string" calcext:value-type="string">
            <text:p>Population percent change (2010-2018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0-2018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PST120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Health Care Expenditures per Capita (dollars) (2014)</text:p>
          </table:table-cell>
          <table:table-cell office:value-type="string" calcext:value-type="string">
            <text:p>Dolla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health-spending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emiums</text:p>
          </table:table-cell>
          <table:table-cell office:value-type="string" calcext:value-type="string">
            <text:p>Marketplace Average Benchmark Premiums (2017)</text:p>
          </table:table-cell>
          <table:table-cell office:value-type="string" calcext:value-type="string">
            <text:p>Dolla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health-reform/state-indicator/marketplace-average-benchmark-premium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C_employ</text:p>
          </table:table-cell>
          <table:table-cell office:value-type="string" calcext:value-type="string">
            <text:p>Health Care Employment of all Employment (May 2018)</text:p>
          </table:table-cell>
          <table:table-cell office:value-type="string" calcext:value-type="string">
            <text:p>Propor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health-care-employment-as-total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urse_hrs</text:p>
          </table:table-cell>
          <table:table-cell office:value-type="string" calcext:value-type="string">
            <text:p>Licensed Nurse Hours per Resident in All Certified Nursing Facilitie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average-nurse-hours-per-resident-day-in-all-certified-nursing-facilities-2003-2014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urse_all_hrs</text:p>
          </table:table-cell>
          <table:table-cell office:value-type="string" calcext:value-type="string">
            <text:p>Total Nursing Staff Hours per Resident in All Certified Nursing Facilitie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average-nurse-hours-per-resident-day-in-all-certified-nursing-facilities-2003-2014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caid</text:p>
          </table:table-cell>
          <table:table-cell office:value-type="string" calcext:value-type="string">
            <text:p>People Covered by Medicaid/CHIP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interactive/medicaid-state-fact-sheets/?utm_campaign=KFF-2018-September-Medicaid-Fact-Sheets-U.S.-Health-Care&amp;utm_source=hs_email&amp;utm_medium=email&amp;utm_content=2&amp;_hsenc=p2ANqtz--RUR2TquAdcoHJto8mO-9seFr0BgX1uA9OAzc3xEP5P_8rp39VMkh9XvCqfpH9gaudpub2Iz1ZSI4hGZ6ml33izwfwjg&amp;_hsmi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b_insurance</text:p>
          </table:table-cell>
          <table:table-cell office:value-type="string" calcext:value-type="string">
            <text:p>People With Public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rv_insurance</text:p>
          </table:table-cell>
          <table:table-cell office:value-type="string" calcext:value-type="string">
            <text:p>People With Private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_insurance</text:p>
          </table:table-cell>
          <table:table-cell office:value-type="string" calcext:value-type="string">
            <text:p>People Without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sdi</text:p>
          </table:table-cell>
          <table:table-cell office:value-type="string" calcext:value-type="string">
            <text:p>Disabled Social Security Disability Insurance Beneficiaries, 18-64 (2018)</text:p>
          </table:table-cell>
          <table:table-cell table:style-name="ce3" office:value-type="string" calcext:value-type="string">
            <text:p>Propor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Kaiser Family Foundation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https://www.kff.org/medicare/state-indicator/total-disabled-social-security-disability-insurance-ssdi-beneficiaries-ages-18-64/?currentTimeframe=0&amp;sortModel=%7B%22colId%22:%22Location%22,%22sort%22:%22asc%22%7D</text:p>
          </table:table-cell>
          <table:table-cell table:style-name="ce3" table:number-columns-repeated="57"/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Active Physicians per 100,000 (2016)</text:p>
          </table:table-cell>
          <table:table-cell office:value-type="string" calcext:value-type="string">
            <text:p>Rat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ociation of American Medical Colleg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aamc.org/data-reports/workforce/data/2017-state-profil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tists</text:p>
          </table:table-cell>
          <table:table-cell office:value-type="string" calcext:value-type="string">
            <text:p>Dentists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caid_expand</text:p>
          </table:table-cell>
          <table:table-cell office:value-type="string" calcext:value-type="string">
            <text:p>Medicaid expansion state?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spital_beds</text:p>
          </table:table-cell>
          <table:table-cell office:value-type="string" calcext:value-type="string">
            <text:p>Hospital Beds</text:p>
          </table:table-cell>
          <table:table-cell table:number-columns-repeated="2"/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or_health</text:p>
          </table:table-cell>
          <table:table-cell office:value-type="string" calcext:value-type="string">
            <text:p>Adults Reporting Fair or Poor Health Status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reporting-fair-or-poor-health-statu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pers_doc</text:p>
          </table:table-cell>
          <table:table-cell office:value-type="string" calcext:value-type="string">
            <text:p>Adults Reporting Not Having a Personal Doctor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reporting-not-having-a-personal-doctor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doc</text:p>
          </table:table-cell>
          <table:table-cell office:value-type="string" calcext:value-type="string">
            <text:p>Adults Who Had Not Seen or Talked to a General Doctor in Past 12 Months (2014)</text:p>
          </table:table-cell>
          <table:table-cell office:value-type="string" calcext:value-type="string">
            <text:p>Propor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d-not-seen-or-talked-to-a-general-doctor-in-the-past-12-month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met_menthlth</text:p>
          </table:table-cell>
          <table:table-cell office:value-type="string" calcext:value-type="string">
            <text:p>Adults Reporting Unmet Need for Mental Health Treatment in Past Year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ults-reporting-unmet-need-for-mental-health-treatment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doc_cost</text:p>
          </table:table-cell>
          <table:table-cell office:value-type="string" calcext:value-type="string">
            <text:p>Adults Reporting Not Seeing a Doctor in the Past 12 Months Because of Cost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could-not-see-doctor-because-of-cost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_place</text:p>
          </table:table-cell>
          <table:table-cell office:value-type="string" calcext:value-type="string">
            <text:p>Adults Without a Usual Place of Medical Care (2014)</text:p>
          </table:table-cell>
          <table:table-cell office:value-type="string" calcext:value-type="string">
            <text:p>Propor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ithout-a-usual-place-of-medical-car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govt</text:p>
          </table:table-cell>
          <table:table-cell office:value-type="string" calcext:value-type="string">
            <text:p>Hospital Admissions per 1000 Population, State or Local Government (2017)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np</text:p>
          </table:table-cell>
          <table:table-cell office:value-type="string" calcext:value-type="string">
            <text:p>Hospital Admissions per 1000 Population, Non-Profit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fp</text:p>
          </table:table-cell>
          <table:table-cell office:value-type="string" calcext:value-type="string">
            <text:p>Hospital Admissions per 1000 Population, For-Profit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total</text:p>
          </table:table-cell>
          <table:table-cell office:value-type="string" calcext:value-type="string">
            <text:p>Hospital Admissions per 1000 Population, Total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juries</text:p>
          </table:table-cell>
          <table:table-cell office:value-type="string" calcext:value-type="string">
            <text:p>Occupational Injuries and Illnesses, per 100 worker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IOS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n.cdc.gov/NIOSH-WHC/chart/bls-ii/injury?T=ZS&amp;V=R&amp;S=&amp;D=SINGLE&amp;Y=20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employ</text:p>
          </table:table-cell>
          <table:table-cell office:value-type="string" calcext:value-type="string">
            <text:p>Unemployment Rat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bls.gov/lau/lastrk17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persons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SEX255218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arriage</text:p>
          </table:table-cell>
          <table:table-cell table:style-name="ce3" office:value-type="string" calcext:value-type="string">
            <text:p>Marriage rate per 1,000 (2017)</text:p>
          </table:table-cell>
          <table:table-cell office:value-type="string" calcext:value-type="string">
            <text:p>Ratio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https://www.cdc.gov/nchs/data/dvs/state-marriage-rates-90-95-99-17.pdf</text:p>
          </table:table-cell>
          <table:table-cell table:style-name="ce3" table:number-columns-repeated="57"/>
        </table:table-row>
        <table:table-row table:style-name="ro1">
          <table:table-cell table:style-name="ce3" office:value-type="string" calcext:value-type="string">
            <text:p>divorce</text:p>
          </table:table-cell>
          <table:table-cell table:style-name="ce3" office:value-type="string" calcext:value-type="string">
            <text:p>Divorce rate per 1,000 (2017)</text:p>
          </table:table-cell>
          <table:table-cell office:value-type="string" calcext:value-type="string">
            <text:p>Ratio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https://www.cdc.gov/nchs/data/dvs/state-divorce-rates-90-95-99-17.pdf</text:p>
          </table:table-cell>
          <table:table-cell table:style-name="ce3" table:number-columns-repeated="57"/>
        </table:table-row>
        <table:table-row table:style-name="ro1">
          <table:table-cell office:value-type="string" calcext:value-type="string">
            <text:p>educ_HS</text:p>
          </table:table-cell>
          <table:table-cell office:value-type="string" calcext:value-type="string">
            <text:p>High school graduate or higher age 25+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EDU635217#EDU63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duc_BA</text:p>
          </table:table-cell>
          <table:table-cell office:value-type="string" calcext:value-type="string">
            <text:p>Bachelors degree or higher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EDU685217#EDU68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White alone, not Hispanic or Latino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8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lack alone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2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American Indian and Alaska Native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3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Asian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4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waiiPI</text:p>
          </table:table-cell>
          <table:table-cell office:value-type="string" calcext:value-type="string">
            <text:p>Native Hawaiian and Other Pacific Islander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5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spanic</text:p>
          </table:table-cell>
          <table:table-cell office:value-type="string" calcext:value-type="string">
            <text:p>Hispanic or Latino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7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ability</text:p>
          </table:table-cell>
          <table:table-cell office:value-type="string" calcext:value-type="string">
            <text:p>With a disability under 65 (2013-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DIS010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nenglish</text:p>
          </table:table-cell>
          <table:table-cell office:value-type="string" calcext:value-type="string">
            <text:p>Language Other than English Spoken at Home, 5+ Years Old (2013-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POP81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Foreign-born Persons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3-2017</text:p>
          </table:table-cell>
          <table:table-cell/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Owner-occupied Housing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HSG445217#HSG44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verty</text:p>
          </table:table-cell>
          <table:table-cell office:value-type="string" calcext:value-type="string">
            <text:p>Persons in Povert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IPE120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ini</text:p>
          </table:table-cell>
          <table:table-cell office:value-type="string" calcext:value-type="string">
            <text:p>Gini Coefficient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Employed Union Members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bls.gov/news.release/union2.t05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Households Receiving food stamps/SNAP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od_insecurity</text:p>
          </table:table-cell>
          <table:table-cell office:value-type="string" calcext:value-type="string">
            <text:p>Food Insecur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 Department of Agriculture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od_v_insecurity</text:p>
          </table:table-cell>
          <table:table-cell office:value-type="string" calcext:value-type="string">
            <text:p>Very Low Food Secur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 Department of Agriculture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Adults Who Visited the Dentist or Dental Clinic in Last Year (2016)</text:p>
          </table:table-cell>
          <table:table-cell office:value-type="string" calcext:value-type="string">
            <text:p>Propor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who-visited-the-dentistclinic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teeth</text:p>
          </table:table-cell>
          <table:table-cell office:value-type="string" calcext:value-type="string">
            <text:p>Adults 65+ Who Have Had All Natural Teeth Extracted (2016)</text:p>
          </table:table-cell>
          <table:table-cell office:value-type="string" calcext:value-type="string">
            <text:p>Propor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who-had-all-teeth-extracted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iods</text:p>
          </table:table-cell>
          <table:table-cell office:value-type="string" calcext:value-type="string">
            <text:p>Opiod Prescriptions per 100 person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 Institute on Drug Abu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drugabuse.gov/drugs-abuse/opioids/opioid-summaries-by-stat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rijuana</text:p>
          </table:table-cell>
          <table:table-cell office:value-type="string" calcext:value-type="string">
            <text:p>Marijuana Use Among 18+ in the Past Year (2016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Substance Abuse and Mental Health Services Administr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samhsa.gov/data/sites/default/files/cbhsq-reports/NSDUHsaeChangeTabs2017/NSDUHsaeShortTermCHG2017.pdf</text:p>
          </table:table-cell>
          <table:table-cell office:value-type="string" calcext:value-type="string">
            <text:p>Table 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ripts_pharm</text:p>
          </table:table-cell>
          <table:table-cell office:value-type="string" calcext:value-type="string">
            <text:p>Retail Prescription Drugs Filled at Pharmacies per Capita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health-costs/state-indicator/retail-rx-drugs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ripts_mo</text:p>
          </table:table-cell>
          <table:table-cell office:value-type="string" calcext:value-type="string">
            <text:p>Mail Order Prescription Drugs per Capita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health-costs/state-indicator/number-of-mail-order-prescription-drugs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ress_teens</text:p>
          </table:table-cell>
          <table:table-cell office:value-type="string" calcext:value-type="string">
            <text:p>Individuals Reporting a Major Depressive Episode in the Past Year (Ages 12-17)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individuals-reporting-a-major-depressive-episode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ress_adults</text:p>
          </table:table-cell>
          <table:table-cell office:value-type="string" calcext:value-type="string">
            <text:p>Individuals Reporting a Major Depressive Episode in the Past Year (Ages 18+)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individuals-reporting-a-major-depressive-episode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sthma</text:p>
          </table:table-cell>
          <table:table-cell office:value-type="string" calcext:value-type="string">
            <text:p>Adults Currently with Asthma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cdc.gov/asthma/most_recent_data_state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string" calcext:value-type="string">
            <text:p>Adults Ever Told By Doctor They Have Hypertension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ve-ever-been-told-by-a-doctor-that-they-have-hypertension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_chol</text:p>
          </table:table-cell>
          <table:table-cell office:value-type="string" calcext:value-type="string">
            <text:p>Adults Ever Told By Doctor They Have High Cholesterol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ve-ever-been-told-by-a-doctor-that-they-have-high-cholesterol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besity</text:p>
          </table:table-cell>
          <table:table-cell office:value-type="string" calcext:value-type="string">
            <text:p>Adult Obes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nccd.cdc.gov/dnpao_dtm/rdPage.aspx?rdReport=DNPAO_DTM.ExploreByTopic&amp;islClass=OWS&amp;islTopic=OWS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mmogram</text:p>
          </table:table-cell>
          <table:table-cell office:value-type="string" calcext:value-type="string">
            <text:p>Mammogram for Women 40 and Older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womens-health-policy/state-indicator/percent-of-women-age-40-and-older-who-report-having-had-a-mammogram-within-the-past-two-year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mr_vax</text:p>
          </table:table-cell>
          <table:table-cell office:value-type="string" calcext:value-type="string">
            <text:p>Estimated MMR Vaccination Coverage among Kindergarteners (2017-18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cdc.gov/mmwr/volumes/67/wr/mm6740a3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ax_exempt</text:p>
          </table:table-cell>
          <table:table-cell office:value-type="string" calcext:value-type="string">
            <text:p>Types of School Vaccine Exemption Laws</text:p>
          </table:table-cell>
          <table:table-cell table:number-columns-repeated="2"/>
          <table:table-cell office:value-type="string" calcext:value-type="string">
            <text:p>Johns Hopki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://www.vaccinesafety.edu/cc-exem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bortion</text:p>
          </table:table-cell>
          <table:table-cell office:value-type="string" calcext:value-type="string">
            <text:p>Legal Abortions per 1000 Women Aged 15-44 (2015)</text:p>
          </table:table-cell>
          <table:table-cell office:value-type="string" calcext:value-type="string">
            <text:p>R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womens-health-policy/state-indicator/abortion-rat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nors_contraception</text:p>
          </table:table-cell>
          <table:table-cell office:value-type="string" calcext:value-type="string">
            <text:p>Explicitly Allows Minors to Consent to Contraceptive Services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womens-health-policy/state-indicator/minors-authority-to-consent-to-contraceptive-service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lamydia</text:p>
          </table:table-cell>
          <table:table-cell office:value-type="string" calcext:value-type="string">
            <text:p>Rates of Reported Chlamydia Cases,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3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norrhea</text:p>
          </table:table-cell>
          <table:table-cell office:value-type="string" calcext:value-type="string">
            <text:p>Rates of Reported Gonorrhea Cases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16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philis</text:p>
          </table:table-cell>
          <table:table-cell office:value-type="string" calcext:value-type="string">
            <text:p>Rates of Reported Syphilis Cases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37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v_diagnosed</text:p>
          </table:table-cell>
          <table:table-cell office:value-type="string" calcext:value-type="string">
            <text:p>Adults and Adolescents Living With an HIV Diagnosis, per 100,000 (2016)</text:p>
          </table:table-cell>
          <table:table-cell office:value-type="string" calcext:value-type="string">
            <text:p>Rat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hivaids/state-indicator/adults-and-adolescents-living-with-an-hiv-diagnosi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v_fed</text:p>
          </table:table-cell>
          <table:table-cell office:value-type="string" calcext:value-type="string">
            <text:p>Federal HIV/AIDS Grant Funding per Person (2016)</text:p>
          </table:table-cell>
          <table:table-cell office:value-type="string" calcext:value-type="string">
            <text:p>Dolla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hivaids/state-indicator/federal-grant-funding-per-person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eastfeed</text:p>
          </table:table-cell>
          <table:table-cell office:value-type="string" calcext:value-type="string">
            <text:p>Infants Ever Breastfed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nccd.cdc.gov/dnpao_dtm/rdPage.aspx?rdReport=DNPAO_DTM.ExploreByTopic&amp;islClass=BF&amp;islTopic=BF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rths</text:p>
          </table:table-cell>
          <table:table-cell office:value-type="string" calcext:value-type="string">
            <text:p>Births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rtility_Rate</text:p>
          </table:table-cell>
          <table:table-cell office:value-type="string" calcext:value-type="string">
            <text:p>Fertility Rate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_section</text:p>
          </table:table-cell>
          <table:table-cell office:value-type="string" calcext:value-type="string">
            <text:p>Cesarean Delivery Rat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nchs/pressroom/sosmap/cesarean_births/cesarea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_birthweight</text:p>
          </table:table-cell>
          <table:table-cell office:value-type="string" calcext:value-type="string">
            <text:p>Low Birthweight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nchs/pressroom/sosmap/lbw_births/lb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married_moms</text:p>
          </table:table-cell>
          <table:table-cell office:value-type="string" calcext:value-type="string">
            <text:p>Births to Unmarried Mothers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nchs/pressroom/sosmap/unmarried/unmarried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en_births</text:p>
          </table:table-cell>
          <table:table-cell office:value-type="string" calcext:value-type="string">
            <text:p>Teen Birth Rate per 1,000 Population (Agest 15-19)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other/state-indicator/teen-birth-rate-per-1000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Adults Who Smoke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www.kff.org/other/state-indicator/smoking-adult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mokepreg</text:p>
          </table:table-cell>
          <table:table-cell office:value-type="string" calcext:value-type="string">
            <text:p>Maternal smoking during pregnancy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Soda Consumption, 9-12 graders, at least once dail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SD&amp;islTopic=SD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v_kids</text:p>
          </table:table-cell>
          <table:table-cell office:value-type="string" calcext:value-type="string">
            <text:p>TV Viewing, 9-12 graders, 3 or more hours each school da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TV&amp;islTopic=T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ggies</text:p>
          </table:table-cell>
          <table:table-cell office:value-type="string" calcext:value-type="string">
            <text:p>Adult Vegetable Consumption, &lt;1 dail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FV&amp;islTopic=F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Adult Fruit Consumption, &lt;1 dail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FV&amp;islTopic=F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kewalk</text:p>
          </table:table-cell>
          <table:table-cell office:value-type="string" calcext:value-type="string">
            <text:p>Daults who Biked or Walked to Work in the last week (2011-2015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1-2015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Adults who Exercise 150 Minutes per week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activity</text:p>
          </table:table-cell>
          <table:table-cell office:value-type="string" calcext:value-type="string">
            <text:p>Adults with No Non-leisurely Physical Activit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_no_active</text:p>
          </table:table-cell>
          <table:table-cell office:value-type="string" calcext:value-type="string">
            <text:p>High School Students Not Meeting Recommended Physical Activity Level (2015)</text:p>
          </table:table-cell>
          <table:table-cell office:value-type="string" calcext:value-type="string">
            <text:p>Propor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www.kff.org/other/state-indicator/physical-activity-in-high-schooler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fe_exp</text:p>
          </table:table-cell>
          <table:table-cell office:value-type="string" calcext:value-type="string">
            <text:p>Life Expectancy at Birth (2010-2015)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kff.org/other/state-indicator/life-expectancy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Deaths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ath_Rate</text:p>
          </table:table-cell>
          <table:table-cell office:value-type="string" calcext:value-type="string">
            <text:p>Death Rate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luenza</text:p>
          </table:table-cell>
          <table:table-cell office:value-type="string" calcext:value-type="string">
            <text:p>Influenza and Pneumonia Deaths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kff.org/other/state-indicator/influenza-and-pneumonia-death-rat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art_disease</text:p>
          </table:table-cell>
          <table:table-cell office:value-type="string" calcext:value-type="string">
            <text:p>Heart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heart_disease_mortality/heart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Diabetes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diabetes_mortality/diabete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Cancer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cancer_mortality/cancer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micide</text:p>
          </table:table-cell>
          <table:table-cell office:value-type="string" calcext:value-type="string">
            <text:p>Homicid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homicide_mortality/homicid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Suicid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suicide-mortality/suicid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rug_overdose</text:p>
          </table:table-cell>
          <table:table-cell office:value-type="string" calcext:value-type="string">
            <text:p>Drug Overdo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drug_poisoning_mortality/drug_poisoning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string" calcext:value-type="string">
            <text:p>Parkinson’s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parkinsons_disease_mortality/parkinsons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pticemia</text:p>
          </table:table-cell>
          <table:table-cell office:value-type="string" calcext:value-type="string">
            <text:p>Septicemia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septicemia_mortality/septicemia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piratory</text:p>
          </table:table-cell>
          <table:table-cell office:value-type="string" calcext:value-type="string">
            <text:p>Chronic Lower Respiratory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lung_disease_mortality/lung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Chronic Liver Disease and Cirrhosis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liver_disease_mortality/liver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zheimers</text:p>
          </table:table-cell>
          <table:table-cell office:value-type="string" calcext:value-type="string">
            <text:p>Alzheimer’s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alzheimers_mortality/alzheimers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Strok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stroke_mortality/strok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Kidney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kidney_disease_mortality/kidney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fant_mortality</text:p>
          </table:table-cell>
          <table:table-cell office:value-type="string" calcext:value-type="string">
            <text:p>Infant Mortality, per 1,000 live birth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infant_mortality_rates/infant_mortalit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rearm_mortality</text:p>
          </table:table-cell>
          <table:table-cell office:value-type="string" calcext:value-type="string">
            <text:p>Firearm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firearm_mortality/firearm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cident_mortality</text:p>
          </table:table-cell>
          <table:table-cell office:value-type="string" calcext:value-type="string">
            <text:p>Accident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accident_mortality/accident.htm</text:p>
          </table:table-cell>
          <table:table-cell table:number-columns-repeated="57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5:19:21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4T15:38:23.483000000</meta:creation-date>
    <dc:date>2020-01-18T15:44:19.771000000</dc:date>
    <meta:editing-duration>PT8H52M10S</meta:editing-duration>
    <meta:editing-cycles>59</meta:editing-cycles>
    <meta:generator>LibreOffice/6.3.1.2$Windows_X86_64 LibreOffice_project/b79626edf0065ac373bd1df5c28bd630b4424273</meta:generator>
    <meta:document-statistic meta:table-count="1" meta:cell-count="765" meta:object-count="0"/>
  </office:meta>
</office:document-meta>
</file>